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fe5" officeooo:paragraph-rsid="001befe5"/>
    </style:style>
    <style:style style:name="P2" style:family="paragraph" style:parent-style-name="Standard">
      <style:text-properties fo:font-style="italic" officeooo:rsid="001befe5" officeooo:paragraph-rsid="001befe5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1befe5" officeooo:paragraph-rsid="001befe5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2pt" officeooo:rsid="001e12be" officeooo:paragraph-rsid="001e12be" style:font-size-asian="32pt" style:font-size-complex="32pt"/>
    </style:style>
    <style:style style:name="P5" style:family="paragraph" style:parent-style-name="Standard">
      <style:text-properties officeooo:rsid="001befe5" officeooo:paragraph-rsid="001befe5"/>
    </style:style>
    <style:style style:name="P6" style:family="paragraph" style:parent-style-name="Standard">
      <style:text-properties officeooo:rsid="001f05ab" officeooo:paragraph-rsid="001f05ab"/>
    </style:style>
    <style:style style:name="P7" style:family="paragraph" style:parent-style-name="Standard">
      <style:text-properties officeooo:rsid="001f05ab" officeooo:paragraph-rsid="001fa1f1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officeooo:rsid="001befe5" officeooo:paragraph-rsid="001fa1f1" style:font-style-asian="italic" style:font-style-complex="italic"/>
    </style:style>
    <style:style style:name="P10" style:family="paragraph" style:parent-style-name="Standard">
      <style:text-properties fo:font-style="italic" officeooo:rsid="0031fa4d" officeooo:paragraph-rsid="0031fa4d" style:font-style-asian="italic" style:font-style-complex="italic"/>
    </style:style>
    <style:style style:name="P11" style:family="paragraph" style:parent-style-name="Standard">
      <style:text-properties officeooo:rsid="001fa1f1" officeooo:paragraph-rsid="001fa1f1"/>
    </style:style>
    <style:style style:name="P12" style:family="paragraph" style:parent-style-name="Standard">
      <style:text-properties fo:font-weight="bold" officeooo:rsid="001befe5" officeooo:paragraph-rsid="001befe5" style:font-weight-asian="bold" style:font-weight-complex="bold"/>
    </style:style>
    <style:style style:name="P13" style:family="paragraph" style:parent-style-name="Standard">
      <style:text-properties fo:font-weight="bold" officeooo:rsid="001befe5" officeooo:paragraph-rsid="001fa1f1" style:font-weight-asian="bold" style:font-weight-complex="bold"/>
    </style:style>
    <style:style style:name="P14" style:family="paragraph" style:parent-style-name="Standard">
      <style:text-properties fo:font-weight="bold" officeooo:rsid="001cfcaa" officeooo:paragraph-rsid="001cfcaa" style:font-weight-asian="bold" style:font-weight-complex="bold"/>
    </style:style>
    <style:style style:name="P15" style:family="paragraph" style:parent-style-name="Standard">
      <style:text-properties fo:font-style="normal" fo:font-weight="bold" officeooo:rsid="001cfcaa" officeooo:paragraph-rsid="001cfcaa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officeooo:rsid="001cfcaa" officeooo:paragraph-rsid="0026d76d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rsid="001cfcaa" officeooo:paragraph-rsid="001cfcaa"/>
    </style:style>
    <style:style style:name="P18" style:family="paragraph" style:parent-style-name="Standard">
      <style:text-properties officeooo:rsid="0026d76d" officeooo:paragraph-rsid="001cfcaa"/>
    </style:style>
    <style:style style:name="P19" style:family="paragraph" style:parent-style-name="Standard">
      <style:text-properties officeooo:rsid="0026d76d" officeooo:paragraph-rsid="0026d76d"/>
    </style:style>
    <style:style style:name="T1" style:family="text">
      <style:text-properties officeooo:rsid="001befe5"/>
    </style:style>
    <style:style style:name="T2" style:family="text">
      <style:text-properties officeooo:rsid="001cfca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6012"/>
    </style:style>
    <style:style style:name="T5" style:family="text">
      <style:text-properties officeooo:rsid="001ebad0"/>
    </style:style>
    <style:style style:name="T6" style:family="text">
      <style:text-properties officeooo:rsid="001fa1f1"/>
    </style:style>
    <style:style style:name="T7" style:family="text">
      <style:text-properties fo:font-style="italic" officeooo:rsid="001fa1f1" style:font-style-asian="italic" style:font-style-complex="italic"/>
    </style:style>
    <style:style style:name="T8" style:family="text">
      <style:text-properties fo:font-style="italic" officeooo:rsid="001befe5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bad0" style:font-weight-asian="bold" style:font-weight-complex="bold"/>
    </style:style>
    <style:style style:name="T12" style:family="text">
      <style:text-properties officeooo:rsid="00223355"/>
    </style:style>
    <style:style style:name="T13" style:family="text">
      <style:text-properties officeooo:rsid="0023b9c7"/>
    </style:style>
    <style:style style:name="T14" style:family="text">
      <style:text-properties officeooo:rsid="0024d61a"/>
    </style:style>
    <style:style style:name="T15" style:family="text">
      <style:text-properties officeooo:rsid="0026d76d"/>
    </style:style>
    <style:style style:name="T16" style:family="text">
      <style:text-properties officeooo:rsid="002a162a"/>
    </style:style>
    <style:style style:name="T17" style:family="text">
      <style:text-properties officeooo:rsid="002a4462"/>
    </style:style>
    <style:style style:name="T18" style:family="text">
      <style:text-properties officeooo:rsid="002ae9ea"/>
    </style:style>
    <style:style style:name="T19" style:family="text">
      <style:text-properties officeooo:rsid="002b30c9"/>
    </style:style>
    <style:style style:name="T20" style:family="text">
      <style:text-properties officeooo:rsid="002c54cb"/>
    </style:style>
    <style:style style:name="T21" style:family="text">
      <style:text-properties officeooo:rsid="00352920"/>
    </style:style>
    <style:style style:name="T22" style:family="text">
      <style:text-properties officeooo:rsid="00372fc0"/>
    </style:style>
    <style:style style:name="T23" style:family="text">
      <style:text-properties officeooo:rsid="0038e9ab"/>
    </style:style>
    <style:style style:name="T24" style:family="text">
      <style:text-properties officeooo:rsid="0039ff2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uristic analysis</text:p>
      <text:p text:style-name="Standard"/>
      <text:p text:style-name="P10">Please note for the following summary the scores listed next to heuristics were achieved using the original tournament code and agent skeleton. However, the <text:span text:style-name="T21">conclusion</text:span> in the end uses the new tournament code and agent skeleton required for project assistant.</text:p>
      <text:p text:style-name="P8"/>
      <text:p text:style-name="P1"><text:span text:style-name="T2">For the game of isolation t</text:span>he following heuristics were tested:</text:p>
      <text:p text:style-name="Standard"/>
      <text:p text:style-name="P3">Heuristics #1:</text:p>
      <text:p text:style-name="P12">#player moves – k * #opponent moves</text:p>
      <text:p text:style-name="P1"/>
      <text:p text:style-name="P6">The rationale behind this heuristics is to provide incentive <text:span text:style-name="T6">to go after moves that favor number of remaining player moves compared to remaining opponent moves. The rate is controlled by the </text:span><text:span text:style-name="T7">k</text:span><text:span text:style-name="T6"> parameter, telling us how much we weight opponent moves.</text:span></text:p>
      <text:p text:style-name="P1"/>
      <text:p text:style-name="P1">Th<text:span text:style-name="T2">e</text:span> graph below suggests the optimal k=7 with 82.<text:span text:style-name="T2">14</text:span>% success rate. <text:span text:style-name="T14">This rate was obtained using the original skeleton code; using the new skeleton code for project assistant the success rate was 70%.</text:span></text:p>
      <text:p text:style-name="Standard"/>
      <text:p text:style-name="Standard"><draw:frame draw:style-name="fr1" draw:name="Object1" text:anchor-type="paragraph" svg:width="6.2953in" svg:height="3.5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Heuristics #2:</text:p>
      <text:p text:style-name="P13">#player moves - #previous player moves - (#previous opponent moves - #opponent moves)</text:p>
      <text:p text:style-name="P1">The success rate of this heuristics was <text:span text:style-name="T13">76</text:span>.4<text:span text:style-name="T13">3</text:span>% <text:span text:style-name="T18">in the original tournament code.</text:span></text:p>
      <text:p text:style-name="P1"/>
      <text:p text:style-name="P6">This heuristics tries to use delta between available player moves in <text:span text:style-name="T6">current</text:span> and <text:span text:style-name="T6">previous</text:span> turn and opponent moves in previous and current turn. It then subtracts opponent delta from player delta, e<text:span text:style-name="T6">xpecting to favor outcome where the expectation is that it would favor moves that result in smaller decrease of available player moves and larger decrease of opponent moves.</text:span></text:p>
      <text:p text:style-name="P6"/>
      <text:p text:style-name="P1"/>
      <text:p text:style-name="P2"><text:soft-page-break/>Heuristics #3:</text:p>
      <text:p text:style-name="P13">#player moves / #previous player moves - #previous opponent moves / #opponent moves</text:p>
      <text:p text:style-name="P1">The success rate of this heuristics was <text:span text:style-name="T19">73.57</text:span>% <text:span text:style-name="T20">in the original tournament code.</text:span></text:p>
      <text:p text:style-name="P1"/>
      <text:p text:style-name="P7">This heuristics tries to use <text:span text:style-name="T6">ratio</text:span> between available player moves in <text:span text:style-name="T6">current</text:span> and <text:span text:style-name="T6">previous</text:span> turn and opponent moves in previous and current turn. It then subtracts opponent <text:span text:style-name="T6">ratio</text:span> from player <text:span text:style-name="T6">ratio</text:span>, <text:span text:style-name="T6">with the hope that moves resulting in higher remaining moves player ratio than opponent ones.</text:span></text:p>
      <text:p text:style-name="P7"/>
      <text:p text:style-name="P9">Heuristics #4:</text:p>
      <text:p text:style-name="P13">(#player moves / #previous player moves) / (#previous opponent moves / #opponent moves)</text:p>
      <text:p text:style-name="P1">The success rate of this heuristics was <text:span text:style-name="T22">80</text:span>.71% <text:span text:style-name="T20">in the original tournament code.</text:span></text:p>
      <text:p text:style-name="P1"/>
      <text:p text:style-name="P11">This heuristics is based on the previous one; instead of subtracting move ratios it tries to divide them, hoping this introduced non-linearity might bring better results than just subtraction.</text:p>
      <text:p text:style-name="P1"/>
      <text:p text:style-name="P2">Heuristics #5:</text:p>
      <text:p text:style-name="P15">case #player moves &gt;= #opponent moves:</text:p>
      <text:p text:style-name="P14"><text:span text:style-name="T3"><text:s text:c="4"/></text:span><text:span text:style-name="T1">#player moves / #</text:span>opponent<text:span text:style-name="T1"> moves - </text:span>(<text:span text:style-name="T1">#previous opponent moves </text:span>-<text:span text:style-name="T1"> #opponent moves</text:span>)</text:p>
      <text:p text:style-name="P14">else</text:p>
      <text:p text:style-name="P14"><text:span text:style-name="T3"><text:s text:c="4"/>-(</text:span><text:span text:style-name="T1">#</text:span>opponent<text:span text:style-name="T1"> moves / #</text:span>player<text:span text:style-name="T1"> moves</text:span>)<text:span text:style-name="T1"> - </text:span>(<text:span text:style-name="T1">#previous opponent moves </text:span>-<text:span text:style-name="T1"> #opponent moves</text:span>)</text:p>
      <text:p text:style-name="P1">The success rate of this heuristics was 7<text:span text:style-name="T2">5</text:span>.<text:span text:style-name="T23">00</text:span>% <text:span text:style-name="T20">in the original tournament code.</text:span></text:p>
      <text:p text:style-name="P1"/>
      <text:p text:style-name="P11">This heuristics takes into account ratio between player and opponent moves as well as a delta between previous and current opponent moves. It hopes to maximize player / opponent moves ratio while forcing opponent moves that result in highest drop of available moves. <text:span text:style-name="T12">It splits the ratio computation depending on whether player or opponent has more remaining moves to make sure it is not &lt; 1.0 and thus negligible.</text:span></text:p>
      <text:p text:style-name="P16">Conclusion</text:p>
      <text:p text:style-name="P19"/>
      <text:p text:style-name="P19"><draw:frame draw:style-name="fr2" draw:name="Object2" text:anchor-type="paragraph" svg:width="6.2953in" svg:height="3.54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<text:soft-page-break/>Taking the top three best performing heuristics <text:span text:style-name="T24">(#1, #2, #4)</text:span> <text:span text:style-name="T16">and</text:span> <text:span text:style-name="T16">running them with the new tournament code, </text:span>the results look as follows (the first column is the reference ID Improved):</text:p>
      <text:p text:style-name="P17"><text:span text:style-name="T4">As the graph shows, t</text:span>he <text:span text:style-name="T10">best performing</text:span> heuristics <text:span text:style-name="T4">i</text:span>s <text:span text:style-name="T9">#1</text:span>, <text:span text:style-name="T10">#player moves – 7 * #opponent moves</text:span> with a <text:span text:style-name="T17">tournament</text:span> success rate of <text:span text:style-name="T15">70.00</text:span>%, <text:span text:style-name="T5">hence it was the chosen one. Moreover, this heuristics is </text:span><text:span text:style-name="T11">trivial to implement</text:span><text:span text:style-name="T5"> comparing to other ones that need to maintain a stack of previous available moves, and its </text:span><text:span text:style-name="T11">execution speed is very fast</text:span><text:span text:style-name="T5">, requiring only subtraction and a multiplication by a constant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4:01:05.728000000</meta:creation-date>
    <dc:date>2017-05-01T15:16:19.473000000</dc:date>
    <meta:editing-duration>PT2H39M12S</meta:editing-duration>
    <meta:editing-cycles>29</meta:editing-cycles>
    <meta:generator>LibreOffice/5.3.2.2$Windows_X86_64 LibreOffice_project/6cd4f1ef626f15116896b1d8e1398b56da0d0ee1</meta:generator>
    <meta:document-statistic meta:table-count="0" meta:image-count="0" meta:object-count="2" meta:page-count="3" meta:paragraph-count="29" meta:word-count="565" meta:character-count="3528" meta:non-whitespace-character-count="29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2cm" xlink:href="." xlink:type="simple" chart:class="chart:scatter" chart:style-name="ch1">
        <chart:legend chart:legend-position="end" svg:x="12.542cm" svg:y="4.203cm" style:legend-expansion="high" chart:style-name="ch2"/>
        <chart:plot-area chart:style-name="ch3" chart:data-source-has-labels="both" svg:x="0.319cm" svg:y="0.179cm" svg:width="11.904cm" svg:height="8.634cm">
          <chartooo:coordinate-region svg:x="0.967cm" svg:y="0.372cm" svg:width="11.056cm" svg:height="7.807cm"/>
          <chart:axis chart:dimension="x" chart:name="primary-x" chart:style-name="ch4" chartooo:axis-type="auto">
            <chart:categories table:cell-range-address="local-table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uccess rate</text:p>
              </table:table-cell>
              <table:table-cell office:value-type="float" office:value="72.86">
                <text:p>72.86</text:p>
              </table:table-cell>
              <table:table-cell office:value-type="float" office:value="79.29">
                <text:p>79.29</text:p>
              </table:table-cell>
              <table:table-cell office:value-type="float" office:value="79.29">
                <text:p>79.29</text:p>
              </table:table-cell>
              <table:table-cell office:value-type="float" office:value="79.29">
                <text:p>79.29</text:p>
              </table:table-cell>
              <table:table-cell office:value-type="float" office:value="80.71">
                <text:p>80.71</text:p>
              </table:table-cell>
              <table:table-cell office:value-type="float" office:value="80.71">
                <text:p>80.71</text:p>
              </table:table-cell>
              <table:table-cell office:value-type="float" office:value="82.14">
                <text:p>82.14</text:p>
              </table:table-cell>
              <table:table-cell office:value-type="float" office:value="73.57">
                <text:p>73.57</text:p>
              </table:table-cell>
              <table:table-cell office:value-type="float" office:value="79.29">
                <text:p>79.29</text:p>
              </table:table-cell>
              <table:table-cell office:value-type="float" office:value="77.86">
                <text:p>77.86</text:p>
              </table:table-cell>
              <table:table-cell office:value-type="float" office:value="77.86">
                <text:p>77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2cm" xlink:href="." xlink:type="simple" chart:class="chart:bar" chart:style-name="ch1">
        <chart:legend chart:legend-position="end" svg:x="14.229cm" svg:y="4.203cm" style:legend-expansion="high" chart:style-name="ch2"/>
        <chart:plot-area chart:style-name="ch3" chart:data-source-has-labels="both" svg:x="0.319cm" svg:y="0.179cm" svg:width="13.591cm" svg:height="8.634cm">
          <chartooo:coordinate-region svg:x="1.787cm" svg:y="0.372cm" svg:width="12.123cm" svg:height="7.807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_Improved</text:p>
              </table:table-cell>
              <table:table-cell office:value-type="string">
                <text:p>Heuristics #1</text:p>
              </table:table-cell>
              <table:table-cell office:value-type="string">
                <text:p>Heuristics #2</text:p>
              </table:table-cell>
              <table:table-cell office:value-type="string">
                <text:p>Heuristics #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643">
                <text:p>0.643</text:p>
              </table:table-cell>
              <table:table-cell office:value-type="float" office:value="0.7">
                <text:p>0.7</text:p>
              </table:table-cell>
              <table:table-cell office:value-type="float" office:value="0.571">
                <text:p>0.571</text:p>
              </table:table-cell>
              <table:table-cell office:value-type="float" office:value="0.614">
                <text:p>0.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